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6216" officeooo:paragraph-rsid="001f6216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0% 100%"/>
    </style:style>
    <style:style style:name="T4" style:family="text">
      <style:text-properties style:text-position="0% 100%" fo:font-style="italic" style:font-style-asian="italic" style:font-style-complex="italic"/>
    </style:style>
    <style:style style:name="T5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true" fo:min-height="5.357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true" fo:min-height="2.138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true" fo:min-height="6.331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true" fo:min-height="0.489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fill-color="#ffffff" draw:textarea-horizontal-align="justify" draw:textarea-vertical-align="middle" draw:auto-grow-height="true" fo:min-height="0.593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fill-color="#ffffff" draw:textarea-horizontal-align="justify" draw:textarea-vertical-align="middle" draw:auto-grow-height="true" fo:min-height="0.51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-color="#ffffff" draw:textarea-horizontal-align="justify" draw:textarea-vertical-align="middle" draw:auto-grow-height="true" fo:min-height="0.633cm" fo:wrap-option="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tyle:run-through="foreground" style:vertical-pos="from-top" style:vertical-rel="paragraph" style:horizontal-pos="from-left" style:horizontal-rel="paragraph"/>
    </style:style>
    <style:style style:name="gr10" style:family="graphic">
      <style:graphic-properties draw:fill-color="#ffffff" draw:textarea-horizontal-align="justify" draw:textarea-vertical-align="middle" draw:auto-grow-height="true" fo:min-height="1.949cm" fo:wrap-option="wrap" style:run-through="foreground"/>
    </style:style>
    <style:style style:name="gr11" style:family="graphic">
      <style:graphic-properties draw:fill-color="#ffffff" draw:textarea-horizontal-align="justify" draw:textarea-vertical-align="middle" draw:auto-grow-height="true" fo:min-height="0.593cm" fo:wrap-option="wrap" style:run-through="foreground"/>
    </style:style>
    <style:style style:name="gr12" style:family="graphic">
      <style:graphic-properties draw:fill-color="#ffffff" draw:textarea-horizontal-align="justify" draw:textarea-vertical-align="middle" draw:auto-grow-height="true" fo:min-height="0.55cm" fo:wrap-option="wrap" style:run-through="foreground"/>
    </style:style>
    <style:style style:name="gr13" style:family="graphic">
      <style:graphic-properties draw:fill-color="#ffffff" draw:textarea-horizontal-align="justify" draw:textarea-vertical-align="middle" draw:auto-grow-height="true" fo:min-height="0.489cm" fo:wrap-option="wrap" style:run-through="foreground"/>
    </style:style>
    <style:style style:name="gr14" style:family="graphic">
      <style:graphic-properties draw:textarea-horizontal-align="center" draw:textarea-vertical-align="middle" style:run-through="foreground"/>
    </style:style>
    <style:style style:name="gr15" style:family="graphic">
      <style:graphic-properties draw:textarea-vertical-align="middle" draw:auto-grow-height="false" fo:min-height="1.321cm" fo:min-width="0.88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8" draw:style-name="gr9"><draw:custom-shape draw:style-name="gr10" svg:width="6.324cm" svg:height="1.95cm" svg:x="19.153cm" svg:y="0.889cm"><text:p><text:span text:style-name="T1">GameObjectView</text:span></text:p><text:p><text:span text:style-name="T5">Atributos</text:span><text:span text:style-name="T1">:</text:span></text:p><text:p><text:span text:style-name="T1">-texture[] explodeTextures</text:span></text:p><text:p><text:span text:style-name="T1">-texture[] defaultTextures</text:span></text:p><draw:enhanced-geometry svg:viewBox="0 0 21600 21600" draw:type="rectangle" draw:enhanced-path="M 0 0 L 21600 0 21600 21600 0 21600 0 0 Z N"/></draw:custom-shape><draw:custom-shape draw:style-name="gr11" svg:width="4.948cm" svg:height="0.593cm" svg:x="18.43cm" svg:y="3.216cm"><text:p><text:span text:style-name="T1">shipView</text:span>:</text:p><draw:enhanced-geometry svg:viewBox="0 0 21600 21600" draw:mirror-vertical="false" draw:type="rectangle" draw:enhanced-path="M 0 0 L 21600 0 21600 21600 0 21600 0 0 Z N"/></draw:custom-shape><draw:custom-shape draw:style-name="gr12" svg:width="4.948cm" svg:height="0.551cm" svg:x="18.401cm" svg:y="4.094cm"><text:p><text:span text:style-name="T1">rocketView</text:span>:</text:p><draw:enhanced-geometry svg:viewBox="0 0 21600 21600" draw:type="rectangle" draw:enhanced-path="M 0 0 L 21600 0 21600 21600 0 21600 0 0 Z N"/></draw:custom-shape><draw:custom-shape draw:style-name="gr13" svg:width="4.948cm" svg:height="0.489cm" svg:x="18.391cm" svg:y="4.824cm"><text:p><text:span text:style-name="T1">asteroidView</text:span>:</text:p><draw:enhanced-geometry svg:viewBox="0 0 21600 21600" draw:type="rectangle" draw:enhanced-path="M 0 0 L 21600 0 21600 21600 0 21600 0 0 Z N"/></draw:custom-shape><draw:line draw:style-name="gr14" draw:text-style-name="P2" svg:x1="17.814cm" svg:y1="3.313cm" svg:x2="17.782cm" svg:y2="5.119cm"><text:p/></draw:line><draw:line draw:style-name="gr14" draw:text-style-name="P2" svg:x1="18.391cm" svg:y1="5.119cm" svg:x2="17.814cm" svg:y2="5.119cm"><text:p/></draw:line><draw:line draw:style-name="gr14" draw:text-style-name="P2" svg:x1="18.359cm" svg:y1="4.309cm" svg:x2="17.782cm" svg:y2="4.309cm"><text:p/></draw:line><draw:line draw:style-name="gr14" draw:text-style-name="P2" svg:x1="18.359cm" svg:y1="3.313cm" svg:x2="17.782cm" svg:y2="3.313cm"><text:p/></draw:line><draw:custom-shape draw:style-name="gr15" draw:text-style-name="P2" svg:width="1.497cm" svg:height="0.715cm" svg:x="17.657cm" svg:y="2.284cm"><text:p/><draw:enhanced-geometry svg:viewBox="0 0 841 854" draw:mirror-horizontal="false" draw:mirror-vertical="true" draw:type="non-primitive" draw:enhanced-path="M 517 247 L 517 415 264 415 264 0 0 0 0 680 517 680 517 854 841 547 517 247 Z N"/></draw:custom-shape></draw:g><draw:custom-shape text:anchor-type="paragraph" draw:z-index="0" draw:style-name="gr1" svg:width="0.003cm" svg:height="0.08cm" svg:x="6.475cm" svg:y="6.442cm"><text:p/><draw:enhanced-geometry svg:viewBox="0 0 21600 21600" draw:type="rectangle" draw:enhanced-path="M 0 0 L 21600 0 21600 21600 0 21600 0 0 Z N"/></draw:custom-shape><draw:custom-shape text:anchor-type="paragraph" draw:z-index="1" draw:style-name="gr2" svg:width="5.666cm" svg:height="5.845cm" svg:x="-1.54cm" svg:y="7.198cm"><text:p><text:span text:style-name="T1">ship</text:span>:</text:p><text:p><text:span text:style-name="T2">Atributos</text:span>:</text:p><text:p><text:span text:style-name="T3">-int health</text:span></text:p><text:p><text:span text:style-name="T3">-int energy</text:span></text:p><text:p><text:span text:style-name="T3">-boolean shield</text:span></text:p><text:p><text:span text:style-name="T3">-final int TRAYECT_RADIUS</text:span></text:p><text:p><text:span text:style-name="T3">-final int COSTS</text:span></text:p><text:p><text:span text:style-name="T3">-float circlePosition</text:span></text:p><text:p><text:span text:style-name="T4">Metodos</text:span><text:span text:style-name="T3">:</text:span></text:p><text:p><text:span text:style-name="T3">-rocket()</text:span></text:p><text:p><text:span text:style-name="T3">-shield()</text:span></text:p><text:p><text:span text:style-name="T3">-accelerate()</text:span></text:p><draw:enhanced-geometry svg:viewBox="0 0 21600 21600" draw:type="rectangle" draw:enhanced-path="M 0 0 L 21600 0 21600 21600 0 21600 0 0 Z N"/></draw:custom-shape><draw:custom-shape text:anchor-type="paragraph" draw:z-index="2" draw:style-name="gr3" svg:width="4.948cm" svg:height="2.139cm" svg:x="4.304cm" svg:y="7.183cm"><text:p><text:span text:style-name="T1">rocket</text:span>:</text:p><text:p>Atributos:</text:p><text:p><text:span text:style-name="T3">-final int damage</text:span></text:p><text:p><text:span text:style-name="T3">-gameObject target</text:span></text:p><draw:enhanced-geometry svg:viewBox="0 0 21600 21600" draw:type="rectangle" draw:enhanced-path="M 0 0 L 21600 0 21600 21600 0 21600 0 0 Z N"/></draw:custom-shape><draw:custom-shape text:anchor-type="paragraph" draw:z-index="4" draw:style-name="gr5" svg:width="4.948cm" svg:height="1.95cm" svg:x="9.548cm" svg:y="7.153cm"><text:p><text:span text:style-name="T1">asteroid</text:span>:</text:p><text:p><text:span text:style-name="T2">Atributos</text:span>:</text:p><text:p>Buffs (todavia no sabemos si lo hacemos)</text:p><draw:enhanced-geometry svg:viewBox="0 0 21600 21600" draw:type="rectangle" draw:enhanced-path="M 0 0 L 21600 0 21600 21600 0 21600 0 0 Z N"/></draw:custom-shape><draw:custom-shape text:anchor-type="paragraph" draw:z-index="5" draw:style-name="gr6" svg:width="4.948cm" svg:height="1.463cm" svg:x="17.646cm" svg:y="7.578cm"><text:p><text:span text:style-name="T1">tablero:</text:span></text:p><text:p><text:span text:style-name="T2">Atributos</text:span>:</text:p><text:p>-gameObject[] objects</text:p><draw:enhanced-geometry svg:viewBox="0 0 21600 21600" draw:mirror-vertical="false" draw:type="rectangle" draw:enhanced-path="M 0 0 L 21600 0 21600 21600 0 21600 0 0 Z N"/></draw:custom-shape><draw:custom-shape text:anchor-type="paragraph" draw:z-index="6" draw:style-name="gr7" svg:width="4.948cm" svg:height="0.511cm" svg:x="17.646cm" svg:y="9.603cm"><text:p><text:span text:style-name="T1">tableroView:</text:span></text:p><draw:enhanced-geometry svg:viewBox="0 0 21600 21600" draw:mirror-vertical="false" draw:type="rectangle" draw:enhanced-path="M 0 0 L 21600 0 21600 21600 0 21600 0 0 Z N"/></draw:custom-shape><draw:custom-shape text:anchor-type="paragraph" draw:z-index="7" draw:style-name="gr8" svg:width="4.948cm" svg:height="0.634cm" svg:x="17.644cm" svg:y="10.629cm"><text:p><text:span text:style-name="T1">tableroController:</text:span></text:p><draw:enhanced-geometry svg:viewBox="0 0 21600 21600" draw:mirror-vertical="false" draw:type="rectangle" draw:enhanced-path="M 0 0 L 21600 0 21600 21600 0 21600 0 0 Z N"/></draw:custom-shape><draw:custom-shape text:anchor-type="paragraph" draw:z-index="9" draw:style-name="gr1" svg:width="0.592cm" svg:height="0.966cm" svg:x="5.517cm" svg:y="6.061cm"><text:p/><draw:enhanced-geometry svg:viewBox="0 0 21600 21600" draw:text-areas="?f0 ?f7 ?f2 21600" draw:type="up-arrow" draw:modifiers="11864.2335766423 8035.7142857142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4" svg:width="6.324cm" svg:height="6.331cm" svg:x="3.724cm" svg:y="-0.418cm"><text:p><text:span text:style-name="T1">GameObject</text:span></text:p><text:p><text:span text:style-name="T2">Atributos</text:span>:</text:p><text:p>-float speedX</text:p><text:p>-float speedY</text:p><text:p>-int x</text:p><text:p>-int y</text:p><text:p>-int width</text:p><text:p>-int height</text:p><text:p>-float rotation</text:p><text:p><text:span text:style-name="T2">Metodos</text:span>:</text:p><text:p>-boolean impactWith(gameObject)</text:p><text:p>-getters</text:p><text:p>-setters</text:p><draw:enhanced-geometry svg:viewBox="0 0 21600 21600" draw:type="rectangle" draw:enhanced-path="M 0 0 L 21600 0 21600 21600 0 21600 0 0 Z N"/></draw:custom-shape><draw:custom-shape text:anchor-type="paragraph" draw:z-index="10" draw:style-name="gr1" svg:width="0.592cm" svg:height="0.966cm" svg:x="3.291cm" svg:y="6.061cm"><text:p/><draw:enhanced-geometry svg:viewBox="0 0 21600 21600" draw:text-areas="?f0 ?f7 ?f2 21600" draw:type="up-arrow" draw:modifiers="11864.2335766423 8035.7142857142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style-name="gr1" svg:width="0.592cm" svg:height="0.966cm" svg:x="9.518cm" svg:y="6.061cm"><text:p/><draw:enhanced-geometry svg:viewBox="0 0 21600 21600" draw:text-areas="?f0 ?f7 ?f2 21600" draw:type="up-arrow" draw:modifiers="11864.2335766423 8035.7142857142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5:00:12.182558638</meta:creation-date>
    <dc:date>2017-05-27T00:05:07.371447561</dc:date>
    <meta:editing-duration>PT7H48M2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